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2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5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34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4" draw:id="id24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4" draw:start-glue-point="2" draw:end-shape="id25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5" draw:start-glue-point="2" draw:end-shape="id26" draw:end-glue-point="3" svg:d="M10621 15437v1364h699" svg:viewBox="0 0 700 1365">
          <text:p/>
        </draw:connector>
        <draw:frame draw:style-name="gr8" draw:text-style-name="P4" xml:id="id28" draw:id="id28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9" draw:id="id29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7" draw:id="id27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26" draw:start-glue-point="0" draw:end-shape="id27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8" draw:start-glue-point="2" draw:end-shape="id29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9" draw:start-glue-point="2" draw:end-shape="id27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2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0" draw:id="id3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0" draw:start-glue-point="2" draw:end-shape="id31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1" draw:start-glue-point="2" draw:end-shape="id32" draw:end-glue-point="3" svg:d="M10621 15437v1364h699" svg:viewBox="0 0 700 1365">
          <text:p/>
        </draw:connector>
        <draw:frame draw:style-name="gr8" draw:text-style-name="P4" xml:id="id34" draw:id="id3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5" draw:id="id3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3" draw:id="id3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2" draw:start-glue-point="0" draw:end-shape="id33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34" draw:start-glue-point="2" draw:end-shape="id35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35" draw:start-glue-point="2" draw:end-shape="id33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3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8" draw:text-style-name="P4" xml:id="id42" draw:id="id42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3" draw:id="id43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4" draw:id="id44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81cm" svg:y1="6.551cm" svg:x2="5.48cm" svg:y2="7.852cm" draw:start-shape="id42" draw:start-glue-point="2" draw:end-shape="id43" draw:end-glue-point="3" svg:d="M4781 6551v1301h699" svg:viewBox="0 0 700 1302">
          <text:p/>
        </draw:connector>
        <draw:connector draw:style-name="gr9" draw:text-style-name="P1" draw:layer="layout" svg:x1="6.686cm" svg:y1="8.71cm" svg:x2="7.385cm" svg:y2="10.074cm" draw:start-shape="id43" draw:start-glue-point="2" draw:end-shape="id44" draw:end-glue-point="3" svg:d="M6686 8710v1364h699" svg:viewBox="0 0 700 1365">
          <text:p/>
        </draw:connector>
        <draw:custom-shape draw:style-name="gr10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4cm" svg:y="5.249cm">
          <draw:text-box>
            <text:p>WC</text:p>
          </draw:text-box>
        </draw:frame>
        <draw:frame draw:style-name="gr17" draw:text-style-name="P5" draw:layer="layout" svg:width="0.993cm" svg:height="0.962cm" svg:x="6.209cm" svg:y="7.408cm">
          <draw:text-box>
            <text:p>ip</text:p>
          </draw:text-box>
        </draw:frame>
        <draw:frame draw:style-name="gr14" draw:text-style-name="P5" draw:layer="layout" svg:width="1.734cm" svg:height="0.962cm" svg:x="7.733cm" svg:y="9.64cm">
          <draw:text-box>
            <text:p>rook</text:p>
          </draw:text-box>
        </draw:frame>
        <draw:frame draw:style-name="gr8" draw:text-style-name="P4" xml:id="id45" draw:id="id45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9.633cm" svg:y="14.15cm">
          <draw:text-box>
            <text:p>rtl</text:p>
          </draw:text-box>
        </draw:frame>
        <draw:frame draw:style-name="gr8" draw:text-style-name="P4" xml:id="id46" draw:id="id46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9.833cm" svg:y="18.686cm">
          <draw:text-box>
            <text:p>lay</text:p>
          </draw:text-box>
        </draw:frame>
        <draw:connector draw:style-name="gr9" draw:text-style-name="P1" draw:layer="layout" svg:x1="8.591cm" svg:y1="10.932cm" svg:x2="9.585cm" svg:y2="14.584cm" draw:start-shape="id44" draw:start-glue-point="2" draw:end-shape="id45" draw:end-glue-point="3" svg:d="M8591 10932v3652h994" svg:viewBox="0 0 995 3653">
          <text:p/>
        </draw:connector>
        <draw:connector draw:style-name="gr9" draw:text-style-name="P1" draw:layer="layout" svg:x1="8.591cm" svg:y1="10.932cm" svg:x2="9.685cm" svg:y2="19.12cm" draw:start-shape="id44" draw:start-glue-point="2" draw:end-shape="id46" draw:end-glue-point="3" svg:d="M8591 10932v8188h1094" svg:viewBox="0 0 1095 8189">
          <text:p/>
        </draw:connector>
        <draw:frame draw:style-name="gr8" draw:text-style-name="P4" xml:id="id47" draw:id="id47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2cm" svg:y="11.844cm">
          <draw:text-box>
            <text:p>hcm.json</text:p>
          </draw:text-box>
        </draw:frame>
        <draw:connector draw:style-name="gr9" draw:text-style-name="P1" draw:layer="layout" svg:x1="8.591cm" svg:y1="10.932cm" svg:x2="9.314cm" svg:y2="12.205cm" draw:start-shape="id44" draw:start-glue-point="2" draw:end-shape="id47" draw:end-glue-point="3" svg:d="M8591 10932v1273h723" svg:viewBox="0 0 724 1274">
          <text:p/>
        </draw:connector>
        <draw:frame draw:style-name="gr8" draw:text-style-name="P4" xml:id="id48" draw:id="id48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332cm" svg:y="16.327cm">
          <draw:text-box>
            <text:p>rook.vhd</text:p>
          </draw:text-box>
        </draw:frame>
        <draw:connector draw:style-name="gr9" draw:text-style-name="P1" draw:layer="layout" svg:x1="10.791cm" svg:y1="15.442cm" svg:x2="11.514cm" svg:y2="16.688cm" draw:start-shape="id45" draw:start-glue-point="2" draw:end-shape="id48" draw:end-glue-point="3" svg:d="M10791 15442v1246h723" svg:viewBox="0 0 724 1247">
          <text:p/>
        </draw:connector>
        <draw:frame draw:style-name="gr8" draw:text-style-name="P4" xml:id="id49" draw:id="id49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432cm" svg:y="20.944cm">
          <draw:text-box>
            <text:p>filelist.tcl</text:p>
          </draw:text-box>
        </draw:frame>
        <draw:connector draw:style-name="gr9" draw:text-style-name="P1" draw:layer="layout" svg:x1="10.891cm" svg:y1="19.978cm" svg:x2="11.614cm" svg:y2="21.305cm" draw:start-shape="id46" draw:start-glue-point="2" draw:end-shape="id49" draw:end-glue-point="3" svg:d="M10891 19978v1327h723" svg:viewBox="0 0 724 1328">
          <text:p/>
        </draw:connector>
        <draw:custom-shape draw:style-name="gr10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25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50" draw:id="id50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1" draw:id="id51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2" draw:id="id52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747cm" svg:y1="12.718cm" svg:x2="13.446cm" svg:y2="14.019cm" draw:start-shape="id50" draw:start-glue-point="2" draw:end-shape="id51" draw:end-glue-point="3" svg:d="M12747 12718v1301h699" svg:viewBox="0 0 700 1302">
          <text:p/>
        </draw:connector>
        <draw:connector draw:style-name="gr9" draw:text-style-name="P1" draw:layer="layout" svg:x1="14.652cm" svg:y1="14.877cm" svg:x2="15.351cm" svg:y2="16.241cm" draw:start-shape="id51" draw:start-glue-point="2" draw:end-shape="id52" draw:end-glue-point="3" svg:d="M14652 14877v1364h699" svg:viewBox="0 0 700 1365">
          <text:p/>
        </draw:connector>
        <draw:frame draw:style-name="gr8" draw:text-style-name="P4" xml:id="id53" draw:id="id53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4" draw:id="id54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5" draw:id="id55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534cm" svg:y2="6.199cm" draw:start-shape="id53" draw:start-glue-point="2" draw:end-shape="id54" draw:end-glue-point="3" svg:d="M4189 5025v1174h345" svg:viewBox="0 0 346 1175">
          <text:p/>
        </draw:connector>
        <draw:connector draw:style-name="gr9" draw:text-style-name="P1" draw:layer="layout" svg:x1="5.74cm" svg:y1="7.057cm" svg:x2="6.023cm" svg:y2="8.204cm" draw:start-shape="id54" draw:start-glue-point="2" draw:end-shape="id55" draw:end-glue-point="3" svg:d="M5740 7057v1147h283" svg:viewBox="0 0 284 1148">
          <text:p/>
        </draw:connector>
        <draw:frame draw:style-name="gr12" draw:text-style-name="P5" draw:layer="layout" svg:width="5.334cm" svg:height="1.016cm" svg:x="3.286cm" svg:y="1.4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3.691cm">
          <draw:text-box>
            <text:p>components</text:p>
          </draw:text-box>
        </draw:frame>
        <draw:frame draw:style-name="gr14" draw:text-style-name="P5" draw:layer="layout" svg:width="1.734cm" svg:height="0.962cm" svg:x="4.937cm" svg:y="5.723cm">
          <draw:text-box>
            <text:p>rook</text:p>
          </draw:text-box>
        </draw:frame>
        <draw:frame draw:style-name="gr15" draw:text-style-name="P5" draw:layer="layout" svg:width="1.912cm" svg:height="0.962cm" svg:x="6.334cm" svg:y="7.701cm">
          <draw:text-box>
            <text:p>1.0.0</text:p>
          </draw:text-box>
        </draw:frame>
        <draw:frame draw:style-name="gr16" draw:text-style-name="P5" draw:layer="layout" svg:width="1.56cm" svg:height="0.962cm" svg:x="11.98cm" svg:y="11.416cm">
          <draw:text-box>
            <text:p>WC</text:p>
          </draw:text-box>
        </draw:frame>
        <draw:frame draw:style-name="gr17" draw:text-style-name="P5" draw:layer="layout" svg:width="0.993cm" svg:height="0.962cm" svg:x="14.175cm" svg:y="13.575cm">
          <draw:text-box>
            <text:p>ip</text:p>
          </draw:text-box>
        </draw:frame>
        <draw:frame draw:style-name="gr14" draw:text-style-name="P5" draw:layer="layout" svg:width="1.734cm" svg:height="0.962cm" svg:x="15.699cm" svg:y="15.807cm">
          <draw:text-box>
            <text:p>rook</text:p>
          </draw:text-box>
        </draw:frame>
        <draw:custom-shape draw:style-name="gr24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6" draw:id="id56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7" draw:id="id57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683cm" svg:y2="12.409cm" draw:end-shape="id56" draw:end-glue-point="3" svg:d="M4189 5025h-6v7384h500" svg:viewBox="0 0 501 7385">
          <text:p/>
        </draw:connector>
        <draw:connector draw:style-name="gr9" draw:text-style-name="P1" draw:layer="layout" svg:x1="5.889cm" svg:y1="13.267cm" svg:x2="6.172cm" svg:y2="14.414cm" draw:start-shape="id56" draw:start-glue-point="2" draw:end-shape="id57" draw:end-glue-point="3" svg:d="M5889 13267v1147h283" svg:viewBox="0 0 284 1148">
          <text:p/>
        </draw:connector>
        <draw:frame draw:style-name="gr19" draw:text-style-name="P5" draw:layer="layout" svg:width="2.259cm" svg:height="0.962cm" svg:x="4.81cm" svg:y="11.933cm">
          <draw:text-box>
            <text:p>queen</text:p>
          </draw:text-box>
        </draw:frame>
        <draw:frame draw:style-name="gr15" draw:text-style-name="P5" draw:layer="layout" svg:width="1.912cm" svg:height="0.962cm" svg:x="6.483cm" svg:y="13.911cm">
          <draw:text-box>
            <text:p>1.0.0</text:p>
          </draw:text-box>
        </draw:frame>
        <draw:custom-shape draw:style-name="gr10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8" draw:id="id58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17.099cm" svg:x2="16.835cm" svg:y2="18.73cm" draw:start-shape="id52" draw:start-glue-point="2" draw:end-shape="id58" draw:end-glue-point="3" svg:d="M16557 17099v1631h278" svg:viewBox="0 0 279 1632">
          <text:p/>
        </draw:connector>
        <draw:custom-shape draw:style-name="gr10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9" draw:id="id59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1.575cm" draw:end-shape="id59" draw:end-glue-point="3" svg:d="M14652 14877h-63v6698h762" svg:viewBox="0 0 763 6699">
          <text:p/>
        </draw:connector>
        <draw:frame draw:style-name="gr26" draw:text-style-name="P5" draw:layer="layout" svg:width="2.157cm" svg:height="0.962cm" svg:x="15.449cm" svg:y="21.036cm">
          <draw:text-box>
            <text:p>castle</text:p>
          </draw:text-box>
        </draw:frame>
        <draw:connector draw:style-name="gr11" draw:text-style-name="P4" draw:layer="layout" draw:type="curve" svg:x1="8.436cm" svg:y1="8.204cm" svg:x2="16.557cm" svg:y2="15.384cm" draw:start-shape="id55" draw:start-glue-point="1" draw:end-shape="id52" draw:end-glue-point="0" svg:d="M8436 8204c5414 0 8121 2393 8121 7180" svg:viewBox="0 0 8122 7181">
          <text:p/>
        </draw:connector>
        <draw:frame draw:style-name="gr8" draw:text-style-name="P4" xml:id="id60" draw:id="id60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6.274cm" draw:end-shape="id60" draw:end-glue-point="3" svg:d="M14652 14877h-63v11397h762" svg:viewBox="0 0 763 11398">
          <text:p/>
        </draw:connector>
        <draw:frame draw:style-name="gr8" draw:text-style-name="P4" xml:id="id61" draw:id="id61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22.433cm" svg:x2="16.835cm" svg:y2="24.104cm" draw:start-shape="id59" draw:start-glue-point="2" draw:end-shape="id61" draw:end-glue-point="3" svg:d="M16557 22433v1671h278" svg:viewBox="0 0 279 1672">
          <text:p/>
        </draw:connector>
        <draw:custom-shape draw:style-name="gr10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xml:id="id62" draw:id="id62" draw:layer="layout" svg:width="2.259cm" svg:height="0.962cm" svg:x="15.378cm" svg:y="25.862cm">
          <draw:text-box>
            <text:p>queen</text:p>
          </draw:text-box>
        </draw:frame>
        <draw:connector draw:style-name="gr11" draw:text-style-name="P4" draw:layer="layout" draw:type="curve" svg:x1="7.378cm" svg:y1="15.272cm" svg:x2="15.378cm" svg:y2="26.343cm" draw:start-shape="id57" draw:start-glue-point="2" draw:end-shape="id62" draw:end-glue-point="3" svg:d="M7378 15272c0 7381 2666 11071 8000 11071" svg:viewBox="0 0 8001 11072">
          <text:p/>
        </draw:connector>
        <draw:custom-shape draw:style-name="gr10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frame draw:style-name="gr27" draw:text-style-name="P1" xml:id="id63" draw:id="id63" draw:layer="layout" svg:width="1.433cm" svg:height="1.433cm" svg:x="2.107cm" svg:y="2.3cm">
          <draw:image xlink:href="Pictures/10001F4500000B0F00000B0F4F572FF107E1303F.svg" xlink:type="simple" xlink:show="embed" xlink:actuate="onLoad">
            <text:p text:style-name="P1"/>
          </draw:image>
          <draw:image xlink:href="Pictures/100002010000006B0000006B805A45469E62DC63.png" xlink:type="simple" xlink:show="embed" xlink:actuate="onLoad"/>
        </draw:frame>
        <draw:frame draw:style-name="gr27" draw:text-style-name="P1" xml:id="id64" draw:id="id64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7" draw:text-style-name="P1" xml:id="id65" draw:id="id65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7" draw:text-style-name="P1" xml:id="id66" draw:id="id66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7" draw:text-style-name="P1" xml:id="id68" draw:id="id68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8" draw:text-style-name="P5" draw:layer="layout" svg:width="3.948cm" svg:height="0.962cm" svg:x="3.54cm" svg:y="2.481cm">
          <draw:text-box>
            <text:p>product_line</text:p>
          </draw:text-box>
        </draw:frame>
        <draw:frame draw:style-name="gr28" draw:text-style-name="P5" draw:layer="layout" svg:width="3.952cm" svg:height="0.962cm" svg:x="4.795cm" svg:y="3.751cm">
          <draw:text-box>
            <text:p>components</text:p>
          </draw:text-box>
        </draw:frame>
        <draw:frame draw:style-name="gr28" draw:text-style-name="P5" draw:layer="layout" svg:width="1.912cm" svg:height="0.962cm" svg:x="4.803cm" svg:y="5.191cm">
          <draw:text-box>
            <text:p>trunk</text:p>
          </draw:text-box>
        </draw:frame>
        <draw:frame draw:style-name="gr28" draw:text-style-name="P5" draw:layer="layout" svg:width="3.038cm" svg:height="0.962cm" svg:x="6.08cm" svg:y="6.534cm">
          <draw:text-box>
            <text:p>Project A</text:p>
          </draw:text-box>
        </draw:frame>
        <draw:frame draw:style-name="gr28" draw:text-style-name="P5" draw:layer="layout" svg:width="3.076cm" svg:height="0.962cm" svg:x="6.052cm" svg:y="9.404cm">
          <draw:text-box>
            <text:p>Project B</text:p>
          </draw:text-box>
        </draw:frame>
        <draw:frame draw:style-name="gr27" draw:text-style-name="P1" xml:id="id67" draw:id="id67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8" draw:text-style-name="P5" draw:layer="layout" svg:width="3.952cm" svg:height="0.962cm" svg:x="7.477cm" svg:y="7.774cm">
          <draw:text-box>
            <text:p>components</text:p>
          </draw:text-box>
        </draw:frame>
        <draw:frame draw:style-name="gr27" draw:text-style-name="P1" xml:id="id69" draw:id="id69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8" draw:text-style-name="P5" draw:layer="layout" svg:width="3.952cm" svg:height="0.962cm" svg:x="7.477cm" svg:y="10.857cm">
          <draw:text-box>
            <text:p>components</text:p>
          </draw:text-box>
        </draw:frame>
        <draw:connector draw:style-name="gr9" draw:text-style-name="P1" draw:layer="layout" svg:x1="2.823cm" svg:y1="3.733cm" svg:x2="3.413cm" svg:y2="4.286cm" draw:start-shape="id63" draw:start-glue-point="2" draw:end-shape="id64" draw:end-glue-point="3" svg:d="M2823 3733v553h590" svg:viewBox="0 0 591 554">
          <text:p/>
        </draw:connector>
        <draw:connector draw:style-name="gr9" draw:text-style-name="P1" draw:layer="layout" svg:x1="2.823cm" svg:y1="3.733cm" svg:x2="3.413cm" svg:y2="5.726cm" draw:start-shape="id63" draw:start-glue-point="2" draw:end-shape="id65" draw:end-glue-point="3" svg:d="M2823 3733v1993h590" svg:viewBox="0 0 591 1994">
          <text:p/>
        </draw:connector>
        <draw:connector draw:style-name="gr9" draw:text-style-name="P1" draw:layer="layout" svg:x1="4.129cm" svg:y1="6.443cm" svg:x2="4.683cm" svg:y2="6.996cm" draw:start-shape="id65" draw:start-glue-point="2" draw:end-shape="id66" svg:d="M4129 6443v553h554" svg:viewBox="0 0 555 554">
          <text:p/>
        </draw:connector>
        <draw:connector draw:style-name="gr9" draw:text-style-name="P1" draw:layer="layout" svg:x1="5.399cm" svg:y1="7.713cm" svg:x2="6.08cm" svg:y2="8.236cm" draw:start-shape="id66" draw:start-glue-point="2" draw:end-shape="id67" draw:end-glue-point="3" svg:d="M5399 7713v523h681" svg:viewBox="0 0 682 524">
          <text:p/>
        </draw:connector>
        <draw:connector draw:style-name="gr9" draw:text-style-name="P1" draw:layer="layout" svg:x1="4.129cm" svg:y1="6.443cm" svg:x2="4.683cm" svg:y2="9.866cm" draw:start-shape="id65" draw:start-glue-point="2" draw:end-shape="id68" draw:end-glue-point="3" svg:d="M4129 6443v3423h554" svg:viewBox="0 0 555 3424">
          <text:p/>
        </draw:connector>
        <draw:connector draw:style-name="gr9" draw:text-style-name="P1" draw:layer="layout" svg:x1="5.399cm" svg:y1="10.583cm" svg:x2="6.08cm" svg:y2="11.319cm" draw:start-shape="id68" draw:start-glue-point="2" draw:end-shape="id69" draw:end-glue-point="3" svg:d="M5399 10583v736h681" svg:viewBox="0 0 682 737">
          <text:p/>
        </draw:connector>
      </draw:page>
      <draw:page draw:name="page10" draw:style-name="dp1" draw:master-page-name="Default">
        <draw:line draw:style-name="gr29" draw:text-style-name="P4" draw:layer="layout" svg:x1="6.04cm" svg:y1="14.18cm" svg:x2="18.867cm" svg:y2="14.18cm">
          <text:p/>
        </draw:line>
        <draw:line draw:style-name="gr30" draw:text-style-name="P7" draw:layer="layout" svg:x1="6.04cm" svg:y1="16.72cm" svg:x2="18.867cm" svg:y2="16.72cm">
          <text:p/>
        </draw:line>
        <draw:line draw:style-name="gr31" draw:text-style-name="P7" draw:layer="layout" svg:x1="8.62cm" svg:y1="19.26cm" svg:x2="18.867cm" svg:y2="19.26cm">
          <text:p/>
        </draw:line>
        <draw:frame draw:style-name="gr32" draw:text-style-name="P5" draw:layer="layout" svg:width="3.038cm" svg:height="0.962cm" svg:x="2.865cm" svg:y="13.672cm">
          <draw:text-box>
            <text:p>Project A</text:p>
          </draw:text-box>
        </draw:frame>
        <draw:frame draw:style-name="gr18" draw:text-style-name="P5" draw:layer="layout" svg:width="3.076cm" svg:height="0.962cm" svg:x="2.71cm" svg:y="18.752cm">
          <draw:text-box>
            <text:p>Project B</text:p>
          </draw:text-box>
        </draw:frame>
        <draw:frame draw:style-name="gr33" draw:text-style-name="P5" draw:layer="layout" svg:width="4.092cm" svg:height="0.962cm" svg:x="1.821cm" svg:y="16.212cm">
          <draw:text-box>
            <text:p>Components</text:p>
          </draw:text-box>
        </draw:frame>
        <draw:line draw:style-name="gr34" draw:text-style-name="P4" draw:layer="layout" svg:x1="7.35cm" svg:y1="14.18cm" svg:x2="7.985cm" svg:y2="16.72cm">
          <text:p/>
        </draw:line>
        <draw:line draw:style-name="gr35" draw:text-style-name="P4" draw:layer="layout" svg:x1="8.62cm" svg:y1="16.72cm" svg:x2="9.382cm" svg:y2="19.26cm">
          <text:p/>
        </draw:line>
        <draw:line draw:style-name="gr36" draw:text-style-name="P4" draw:layer="layout" svg:x1="9.63cm" svg:y1="19.006cm" svg:x2="9.636cm" svg:y2="19.514cm">
          <text:p/>
        </draw:line>
        <draw:line draw:style-name="gr36" draw:text-style-name="P4" draw:layer="layout" svg:x1="9.884cm" svg:y1="19.006cm" svg:x2="9.89cm" svg:y2="19.514cm">
          <text:p/>
        </draw:line>
        <draw:line draw:style-name="gr36" draw:text-style-name="P4" draw:layer="layout" svg:x1="10.138cm" svg:y1="19.006cm" svg:x2="10.144cm" svg:y2="19.514cm">
          <text:p/>
        </draw:line>
        <draw:line draw:style-name="gr36" draw:text-style-name="P4" draw:layer="layout" svg:x1="10.779cm" svg:y1="19.006cm" svg:x2="10.785cm" svg:y2="19.514cm">
          <text:p/>
        </draw:line>
        <draw:line draw:style-name="gr36" draw:text-style-name="P4" draw:layer="layout" svg:x1="7.09cm" svg:y1="13.926cm" svg:x2="7.096cm" svg:y2="14.434cm">
          <text:p/>
        </draw:line>
        <draw:line draw:style-name="gr36" draw:text-style-name="P4" draw:layer="layout" svg:x1="6.715cm" svg:y1="13.926cm" svg:x2="6.721cm" svg:y2="14.434cm">
          <text:p/>
        </draw:line>
        <draw:line draw:style-name="gr34" draw:text-style-name="P4" draw:layer="layout" svg:x1="11.414cm" svg:y1="19.26cm" svg:x2="12.303cm" svg:y2="16.72cm">
          <text:p/>
        </draw:line>
        <draw:line draw:style-name="gr35" draw:text-style-name="P4" draw:layer="layout" svg:x1="13.065cm" svg:y1="16.72cm" svg:x2="13.954cm" svg:y2="14.18cm">
          <text:p/>
        </draw:line>
        <draw:custom-shape draw:style-name="gr10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3.529cm" svg:height="0.962cm" svg:x="6.207cm" svg:y="8.874cm">
          <draw:text-box>
            <text:p>Scenario 1</text:p>
          </draw:text-box>
        </draw:frame>
      </draw:page>
      <draw:page draw:name="page11" draw:style-name="dp1" draw:master-page-name="Default">
        <draw:line draw:style-name="gr29" draw:text-style-name="P4" draw:layer="layout" svg:x1="6.04cm" svg:y1="14.18cm" svg:x2="18.867cm" svg:y2="14.18cm">
          <text:p/>
        </draw:line>
        <draw:line draw:style-name="gr37" draw:text-style-name="P7" draw:layer="layout" svg:x1="6.04cm" svg:y1="16.72cm" svg:x2="18.867cm" svg:y2="16.72cm">
          <text:p/>
        </draw:line>
        <draw:frame draw:style-name="gr32" draw:text-style-name="P5" draw:layer="layout" svg:width="3.038cm" svg:height="0.962cm" svg:x="2.865cm" svg:y="13.672cm">
          <draw:text-box>
            <text:p>Project A</text:p>
          </draw:text-box>
        </draw:frame>
        <draw:frame draw:style-name="gr33" draw:text-style-name="P5" draw:layer="layout" svg:width="4.092cm" svg:height="0.962cm" svg:x="1.821cm" svg:y="16.212cm">
          <draw:text-box>
            <text:p>Components</text:p>
          </draw:text-box>
        </draw:frame>
        <draw:line draw:style-name="gr34" draw:text-style-name="P4" draw:layer="layout" svg:x1="11.201cm" svg:y1="14.208cm" svg:x2="11.836cm" svg:y2="16.748cm">
          <text:p/>
        </draw:line>
        <draw:line draw:style-name="gr36" draw:text-style-name="P4" draw:layer="layout" svg:x1="10.59cm" svg:y1="13.926cm" svg:x2="10.596cm" svg:y2="14.434cm">
          <text:p/>
        </draw:line>
        <draw:line draw:style-name="gr36" draw:text-style-name="P4" draw:layer="layout" svg:x1="10.215cm" svg:y1="13.926cm" svg:x2="10.2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" draw:layer="layout" svg:x1="9.677cm" svg:y1="14.208cm" svg:x2="9.677cm" svg:y2="16.748cm">
          <text:p/>
        </draw:line>
        <draw:frame draw:style-name="gr28" draw:text-style-name="P5" draw:layer="layout" svg:width="3.529cm" svg:height="0.962cm" svg:x="6.334cm" svg:y="3.921cm">
          <draw:text-box>
            <text:p>Scenario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15T12:49:20.502289924</dc:date>
    <meta:editing-duration>PT8H41M53S</meta:editing-duration>
    <meta:editing-cycles>32</meta:editing-cycles>
    <meta:generator>LibreOffice/6.0.7.3$Linux_X86_64 LibreOffice_project/00m0$Build-3</meta:generator>
    <meta:document-statistic meta:object-count="273"/>
  </office:meta>
</office:document-meta>
</file>